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text-properties fo:font-size="5pt" style:font-size-asian="5pt" style:font-size-complex="5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2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7"/>
      <text:p text:style-name="P13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29">з/н: </text:span><text:span text:style-name="T28">$serial</text:span><text:span text:style-name="T30"><text:tab/></text:span></text:p>
      <text:p text:style-name="P12"/>
      <text:p text:style-name="P8"><text:span text:style-name="T29">Тип: </text:span><text:span text:style-name="T28">БДКГ-11 </text:span></text:p>
      <text:p text:style-name="P12"/>
      <text:p text:style-name="P6">Диапазон измерения мощности амбиентной дозы:</text:p>
      <text:p text:style-name="P15"><text:span text:style-name="T9">БДКГ-1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4"/>
      <text:p text:style-name="P6">Относительная погрешность измерения:</text:p>
      <text:p text:style-name="P5"><text:span text:style-name="T15">БДКГ-11</text:span><text:span text:style-name="T23">:</text:span><text:span text:style-name="T15"> ± </text:span><text:span text:style-name="T23">20</text:span><text:span text:style-name="T15"> %</text:span><text:tab/><text:tab/></text:p>
      <text:p text:style-name="P9"/>
      <text:p text:style-name="P4">Условия эксплуатации:</text:p>
      <text:p text:style-name="P29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0"><text:span text:style-name="T8">- <text:s/></text:span><text:span text:style-name="T4">Атмосферное давление<text:tab/><text:tab/><text:tab/><text:tab/>98,5 </text:span><text:span text:style-name="T8">kPa</text:span></text:p>
      <text:p text:style-name="P30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0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3">Эталонные средства измерений:</text:p>
      <text:p text:style-name="P31"><text:span text:style-name="T8">- <text:s/></text:span><text:span text:style-name="T31">$facility_1</text:span><text:span text:style-name="T32">10;</text:span></text:p>
      <text:p text:style-name="P32"/>
      <text:p text:style-name="P33">Данные проверки</text:p>
      <text:p text:style-name="P3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21">гамма-излучения БДКГ-1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21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2">Относи-тельная</text:span><text:span text:style-name="T27"> </text:span><text:span text:style-name="T22">погреш-ность</text:span><text:span text:style-name="T27"> </text:span><text:span text:style-name="T22">измерения</text:span> </text:p>
            <text:p text:style-name="P36"><text:span text:style-name="T24">θ</text:span><text:span text:style-name="T20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18"><text:span text:style-name="T21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35"><text:span text:style-name="T25">Предел основной </text:span><text:span text:style-name="T21">относи-тельной</text:span> <text:span text:style-name="T13">погреш-ности</text:span>, </text:p>
            <text:p text:style-name="P3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8">1</text:span></text:p>
          </table:table-cell>
          <table:table-cell table:style-name="t1.D3" office:value-type="string">
            <text:p text:style-name="P28"><text:span text:style-name="T14">H</text:span><text:span text:style-name="T18">2</text:span></text:p>
          </table:table-cell>
          <table:table-cell table:style-name="t1.D3" office:value-type="string">
            <text:p text:style-name="P28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3">0.03</text:span> мкЗв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5" office:value-type="string">
            <text:p text:style-name="P10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10"><text:span text:style-name="T13">0.0</text:span>7 мкЗв/ч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0"><text:span text:style-name="T13">0.7</text:span> мкЗв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0">7 мЗв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10">70 мЗв/ч</text:p>
          </table:table-cell>
          <table:table-cell table:style-name="t1.B9" office:value-type="string">
            <text:p text:style-name="P11">$1-34.</text:p>
          </table:table-cell>
          <table:table-cell table:style-name="t1.B9" office:value-type="string">
            <text:p text:style-name="P11">$1-44.</text:p>
          </table:table-cell>
          <table:table-cell table:style-name="t1.B9" office:value-type="string">
            <text:p text:style-name="P11">$1-54.</text:p>
          </table:table-cell>
          <table:table-cell table:style-name="t1.B9" office:value-type="string">
            <text:p text:style-name="P11">$1-64.</text:p>
          </table:table-cell>
          <table:table-cell table:style-name="t1.B9" office:value-type="string">
            <text:p text:style-name="P11">$1-74.</text:p>
          </table:table-cell>
          <table:table-cell table:style-name="t1.B9" office:value-type="string">
            <text:p text:style-name="P11">$1-84.</text:p>
          </table:table-cell>
          <table:table-cell table:style-name="t1.B9" office:value-type="string">
            <text:p text:style-name="P11">$1-04.</text:p>
          </table:table-cell>
          <table:table-cell table:style-name="t1.B9" office:value-type="string">
            <text:p text:style-name="P11">$1-14.</text:p>
          </table:table-cell>
          <table:table-cell table:style-name="t1.B9" office:value-type="string">
            <text:p text:style-name="P11">$1-24.</text:p>
          </table:table-cell>
          <table:covered-table-cell/>
        </table:table-row>
      </table:table>
      <text:p text:style-name="Text_20_body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19">Проверку произвел:</text:p>
          </table:table-cell>
          <table:table-cell table:style-name="_31_23.A1" office:value-type="string">
            <text:p text:style-name="P20">$calibratedBy</text:p>
          </table:table-cell>
          <table:table-cell table:style-name="_31_23.A1" office:value-type="string">
            <text:p text:style-name="P26"><text:s text:c="36"/></text:p>
          </table:table-cell>
        </table:table-row>
        <table:table-row>
          <table:table-cell table:style-name="_31_23.A2" office:value-type="string">
            <text:p text:style-name="P25"/>
          </table:table-cell>
          <table:table-cell table:style-name="_31_23.A2" office:value-type="string">
            <text:p text:style-name="P25"/>
          </table:table-cell>
          <table:table-cell table:style-name="_31_23.C2" office:value-type="string">
            <text:p text:style-name="P22">(<text:span text:style-name="T26">подпись</text:span>)</text:p>
          </table:table-cell>
        </table:table-row>
        <table:table-row>
          <table:table-cell table:style-name="_31_23.A1" office:value-type="string">
            <text:p text:style-name="P19">Технический контроль: </text:p>
          </table:table-cell>
          <table:table-cell table:style-name="_31_23.A1" office:value-type="string">
            <text:p text:style-name="P21">$controlledBy</text:p>
          </table:table-cell>
          <table:table-cell table:style-name="_31_23.A1" office:value-type="string">
            <text:p text:style-name="P26"><text:s text:c="36"/></text:p>
          </table:table-cell>
        </table:table-row>
        <table:table-row>
          <table:table-cell table:style-name="_31_23.A2" office:value-type="string">
            <text:p text:style-name="P25"/>
          </table:table-cell>
          <table:table-cell table:style-name="_31_23.B4" office:value-type="string">
            <text:p text:style-name="P25"/>
          </table:table-cell>
          <table:table-cell table:style-name="_31_23.C2" office:value-type="string">
            <text:p text:style-name="P22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1:00.20</dc:date>
    <meta:print-date>2019-04-03T15:18:00</meta:print-date>
    <meta:editing-cycles>147</meta:editing-cycles>
    <meta:editing-duration>PT9H14M50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3" meta:character-count="1407"/>
  </office:meta>
</office:document-meta>
</file>